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7cm" svg:stroke-color="#505050" draw:stroke-linejoin="miter" draw:fill="solid" draw:fill-color="#000000" fo:padding-top="0.163cm" fo:padding-bottom="0.163cm" fo:padding-left="0.288cm" fo:padding-right="0.288cm"/>
    </style:style>
    <style:style style:name="gr2" style:family="graphic" style:parent-style-name="standard">
      <style:graphic-properties draw:stroke="solid" svg:stroke-width="0.068cm" svg:stroke-color="#333333" draw:stroke-linejoin="miter" draw:fill="solid" draw:fill-color="#ffffff" fo:padding-top="0.159cm" fo:padding-bottom="0.159cm" fo:padding-left="0.284cm" fo:padding-right="0.284cm"/>
    </style:style>
    <style:style style:name="gr3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2.68cm" svg:y1="12.229cm" svg:x2="37.861cm" svg:y2="13.389cm">
          <text:p/>
        </draw:line>
        <draw:line draw:style-name="gr1" draw:text-style-name="P1" draw:layer="layout" svg:x1="32.68cm" svg:y1="14.548cm" svg:x2="37.861cm" svg:y2="13.388cm">
          <text:p/>
        </draw:line>
        <draw:line draw:style-name="gr1" draw:text-style-name="P1" draw:layer="layout" svg:x1="32.68cm" svg:y1="16.865cm" svg:x2="37.861cm" svg:y2="13.388cm">
          <text:p/>
        </draw:line>
        <draw:line draw:style-name="gr1" draw:text-style-name="P1" draw:layer="layout" svg:x1="32.68cm" svg:y1="19.182cm" svg:x2="37.861cm" svg:y2="13.388cm">
          <text:p/>
        </draw:line>
        <draw:line draw:style-name="gr1" draw:text-style-name="P1" draw:layer="layout" svg:x1="32.68cm" svg:y1="21.499cm" svg:x2="37.861cm" svg:y2="13.388cm">
          <text:p/>
        </draw:line>
        <draw:line draw:style-name="gr1" draw:text-style-name="P1" draw:layer="layout" svg:x1="32.68cm" svg:y1="12.229cm" svg:x2="37.861cm" svg:y2="15.706cm">
          <text:p/>
        </draw:line>
        <draw:line draw:style-name="gr1" draw:text-style-name="P1" draw:layer="layout" svg:x1="32.68cm" svg:y1="14.546cm" svg:x2="37.861cm" svg:y2="15.706cm">
          <text:p/>
        </draw:line>
        <draw:line draw:style-name="gr1" draw:text-style-name="P1" draw:layer="layout" svg:x1="32.68cm" svg:y1="16.865cm" svg:x2="37.861cm" svg:y2="15.705cm">
          <text:p/>
        </draw:line>
        <draw:line draw:style-name="gr1" draw:text-style-name="P1" draw:layer="layout" svg:x1="32.68cm" svg:y1="19.182cm" svg:x2="37.861cm" svg:y2="15.705cm">
          <text:p/>
        </draw:line>
        <draw:line draw:style-name="gr1" draw:text-style-name="P1" draw:layer="layout" svg:x1="32.68cm" svg:y1="21.499cm" svg:x2="37.861cm" svg:y2="15.705cm">
          <text:p/>
        </draw:line>
        <draw:line draw:style-name="gr1" draw:text-style-name="P1" draw:layer="layout" svg:x1="32.68cm" svg:y1="12.229cm" svg:x2="37.861cm" svg:y2="18.023cm">
          <text:p/>
        </draw:line>
        <draw:line draw:style-name="gr1" draw:text-style-name="P1" draw:layer="layout" svg:x1="32.68cm" svg:y1="14.546cm" svg:x2="37.861cm" svg:y2="18.023cm">
          <text:p/>
        </draw:line>
        <draw:line draw:style-name="gr1" draw:text-style-name="P1" draw:layer="layout" svg:x1="32.68cm" svg:y1="16.863cm" svg:x2="37.861cm" svg:y2="18.023cm">
          <text:p/>
        </draw:line>
        <draw:line draw:style-name="gr1" draw:text-style-name="P1" draw:layer="layout" svg:x1="32.68cm" svg:y1="19.182cm" svg:x2="37.861cm" svg:y2="18.022cm">
          <text:p/>
        </draw:line>
        <draw:line draw:style-name="gr1" draw:text-style-name="P1" draw:layer="layout" svg:x1="32.68cm" svg:y1="21.499cm" svg:x2="37.861cm" svg:y2="18.022cm">
          <text:p/>
        </draw:line>
        <draw:line draw:style-name="gr1" draw:text-style-name="P1" draw:layer="layout" svg:x1="32.68cm" svg:y1="12.229cm" svg:x2="37.861cm" svg:y2="20.34cm">
          <text:p/>
        </draw:line>
        <draw:line draw:style-name="gr1" draw:text-style-name="P1" draw:layer="layout" svg:x1="32.68cm" svg:y1="14.546cm" svg:x2="37.861cm" svg:y2="20.34cm">
          <text:p/>
        </draw:line>
        <draw:line draw:style-name="gr1" draw:text-style-name="P1" draw:layer="layout" svg:x1="32.68cm" svg:y1="16.863cm" svg:x2="37.861cm" svg:y2="20.34cm">
          <text:p/>
        </draw:line>
        <draw:line draw:style-name="gr1" draw:text-style-name="P1" draw:layer="layout" svg:x1="32.68cm" svg:y1="19.18cm" svg:x2="37.861cm" svg:y2="20.34cm">
          <text:p/>
        </draw:line>
        <draw:line draw:style-name="gr1" draw:text-style-name="P1" draw:layer="layout" svg:x1="32.68cm" svg:y1="21.499cm" svg:x2="37.861cm" svg:y2="20.339cm">
          <text:p/>
        </draw:line>
        <draw:line draw:style-name="gr1" draw:text-style-name="P1" draw:layer="layout" svg:x1="32.68cm" svg:y1="12.229cm" svg:x2="37.861cm" svg:y2="22.657cm">
          <text:p/>
        </draw:line>
        <draw:line draw:style-name="gr1" draw:text-style-name="P1" draw:layer="layout" svg:x1="32.68cm" svg:y1="14.546cm" svg:x2="37.861cm" svg:y2="22.657cm">
          <text:p/>
        </draw:line>
        <draw:line draw:style-name="gr1" draw:text-style-name="P1" draw:layer="layout" svg:x1="32.68cm" svg:y1="16.863cm" svg:x2="37.861cm" svg:y2="22.657cm">
          <text:p/>
        </draw:line>
        <draw:line draw:style-name="gr1" draw:text-style-name="P1" draw:layer="layout" svg:x1="32.68cm" svg:y1="19.18cm" svg:x2="37.861cm" svg:y2="22.657cm">
          <text:p/>
        </draw:line>
        <draw:line draw:style-name="gr1" draw:text-style-name="P1" draw:layer="layout" svg:x1="32.68cm" svg:y1="21.498cm" svg:x2="37.861cm" svg:y2="22.658cm">
          <text:p/>
        </draw:line>
        <draw:line draw:style-name="gr1" draw:text-style-name="P1" draw:layer="layout" svg:x1="37.859cm" svg:y1="11.07cm" svg:x2="43.04cm" svg:y2="16.864cm">
          <text:p/>
        </draw:line>
        <draw:line draw:style-name="gr1" draw:text-style-name="P1" draw:layer="layout" svg:x1="37.859cm" svg:y1="13.388cm" svg:x2="43.04cm" svg:y2="16.865cm">
          <text:p/>
        </draw:line>
        <draw:line draw:style-name="gr1" draw:text-style-name="P1" draw:layer="layout" svg:x1="37.859cm" svg:y1="15.705cm" svg:x2="43.04cm" svg:y2="16.865cm">
          <text:p/>
        </draw:line>
        <draw:line draw:style-name="gr1" draw:text-style-name="P1" draw:layer="layout" svg:x1="37.859cm" svg:y1="18.023cm" svg:x2="43.04cm" svg:y2="16.863cm">
          <text:p/>
        </draw:line>
        <draw:line draw:style-name="gr1" draw:text-style-name="P1" draw:layer="layout" svg:x1="37.859cm" svg:y1="20.34cm" svg:x2="43.04cm" svg:y2="16.863cm">
          <text:p/>
        </draw:line>
        <draw:line draw:style-name="gr1" draw:text-style-name="P1" draw:layer="layout" svg:x1="37.859cm" svg:y1="22.657cm" svg:x2="43.04cm" svg:y2="16.863cm">
          <text:p/>
        </draw:line>
        <draw:line draw:style-name="gr1" draw:text-style-name="P1" draw:layer="layout" svg:x1="32.68cm" svg:y1="12.23cm" svg:x2="37.861cm" svg:y2="11.07cm">
          <text:p/>
        </draw:line>
        <draw:line draw:style-name="gr1" draw:text-style-name="P1" draw:layer="layout" svg:x1="32.68cm" svg:y1="14.547cm" svg:x2="37.861cm" svg:y2="11.07cm">
          <text:p/>
        </draw:line>
        <draw:line draw:style-name="gr1" draw:text-style-name="P1" draw:layer="layout" svg:x1="32.68cm" svg:y1="16.864cm" svg:x2="37.861cm" svg:y2="11.07cm">
          <text:p/>
        </draw:line>
        <draw:line draw:style-name="gr1" draw:text-style-name="P1" draw:layer="layout" svg:x1="32.68cm" svg:y1="19.181cm" svg:x2="37.861cm" svg:y2="11.07cm">
          <text:p/>
        </draw:line>
        <draw:line draw:style-name="gr1" draw:text-style-name="P1" draw:layer="layout" svg:x1="32.68cm" svg:y1="21.498cm" svg:x2="37.861cm" svg:y2="11.07cm">
          <text:p/>
        </draw:line>
        <draw:path draw:style-name="gr2" draw:text-style-name="P2" draw:layer="layout" svg:width="0.75cm" svg:height="0.75cm" svg:x="32.305cm" svg:y="11.854cm" svg:viewBox="0 0 751 751" svg:d="M751 375c0 69-16 128-51 188-34 60-77 103-137 137-60 35-119 51-188 51s-127-16-187-51c-60-34-103-77-138-137-34-60-50-119-50-188s16-127 50-187c35-60 78-103 138-138 60-34 118-50 187-50s128 16 188 50c60 35 103 78 137 138 35 60 51 118 51 187z">
          <text:p/>
        </draw:path>
        <draw:path draw:style-name="gr2" draw:text-style-name="P2" draw:layer="layout" svg:width="0.75cm" svg:height="0.75cm" svg:x="32.305cm" svg:y="14.171cm" svg:viewBox="0 0 751 751" svg:d="M751 375c0 69-16 128-51 188-34 60-77 103-137 137-60 35-119 51-188 51s-127-16-187-51c-60-34-103-77-138-137-34-60-50-119-50-188s16-127 50-187c35-60 78-103 138-138 60-34 118-50 187-50s128 16 188 50c60 35 103 78 137 138 35 60 51 118 51 187z">
          <text:p/>
        </draw:path>
        <draw:path draw:style-name="gr2" draw:text-style-name="P2" draw:layer="layout" svg:width="0.75cm" svg:height="0.75cm" svg:x="32.305cm" svg:y="16.488cm" svg:viewBox="0 0 751 751" svg:d="M751 375c0 69-16 128-51 188-34 60-77 103-137 137-60 35-119 51-188 51s-127-16-187-51c-60-34-103-77-138-137-34-60-50-119-50-188s16-127 50-187c35-60 78-103 138-138 60-34 118-50 187-50s128 16 188 50c60 35 103 78 137 138 35 60 51 118 51 187z">
          <text:p/>
        </draw:path>
        <draw:path draw:style-name="gr2" draw:text-style-name="P2" draw:layer="layout" svg:width="0.75cm" svg:height="0.75cm" svg:x="32.305cm" svg:y="18.806cm" svg:viewBox="0 0 751 751" svg:d="M751 375c0 69-16 128-51 188-34 60-77 103-137 137-60 35-119 51-188 51s-127-16-187-51c-60-34-103-77-138-137-34-60-50-119-50-188s16-127 50-187c35-60 78-103 138-138 60-34 118-50 187-50s128 16 188 50c60 35 103 78 137 138 35 60 51 118 51 187z">
          <text:p/>
        </draw:path>
        <draw:path draw:style-name="gr2" draw:text-style-name="P2" draw:layer="layout" svg:width="0.75cm" svg:height="0.75cm" svg:x="32.305cm" svg:y="21.123cm" svg:viewBox="0 0 751 751" svg:d="M751 375c0 69-16 128-51 188-34 60-77 103-137 137-60 35-119 51-188 51s-127-16-187-51c-60-34-103-77-138-137-34-60-50-119-50-188s16-127 50-187c35-60 78-103 138-138 60-34 118-50 187-50s128 16 188 50c60 35 103 78 137 138 35 60 51 118 51 187z">
          <text:p/>
        </draw:path>
        <draw:path draw:style-name="gr2" draw:text-style-name="P2" draw:layer="layout" svg:width="0.75cm" svg:height="0.75cm" svg:x="37.485cm" svg:y="10.696cm" svg:viewBox="0 0 751 751" svg:d="M751 375c0 69-16 128-51 188-34 60-77 103-137 137-60 35-119 51-188 51s-127-16-187-51c-60-34-103-77-138-137-34-60-50-119-50-188s16-127 50-187c35-60 78-103 138-138 60-34 118-50 187-50s128 16 188 50c60 35 103 78 137 138 35 60 51 118 51 187z">
          <text:p/>
        </draw:path>
        <draw:path draw:style-name="gr2" draw:text-style-name="P2" draw:layer="layout" svg:width="0.75cm" svg:height="0.75cm" svg:x="37.485cm" svg:y="13.013cm" svg:viewBox="0 0 751 751" svg:d="M751 375c0 69-16 128-51 188-34 60-77 103-137 137-60 35-119 51-188 51s-127-16-187-51c-60-34-103-77-138-137-34-60-50-119-50-188s16-127 50-187c35-60 78-103 138-138 60-34 118-50 187-50s128 16 188 50c60 35 103 78 137 138 35 60 51 118 51 187z">
          <text:p/>
        </draw:path>
        <draw:path draw:style-name="gr2" draw:text-style-name="P2" draw:layer="layout" svg:width="0.75cm" svg:height="0.75cm" svg:x="37.485cm" svg:y="15.33cm" svg:viewBox="0 0 751 751" svg:d="M751 375c0 69-16 128-51 188-34 60-77 103-137 137-60 35-119 51-188 51s-127-16-187-51c-60-34-103-77-138-137-34-60-50-119-50-188s16-127 50-187c35-60 78-103 138-138 60-34 118-50 187-50s128 16 188 50c60 35 103 78 137 138 35 60 51 118 51 187z">
          <text:p/>
        </draw:path>
        <draw:path draw:style-name="gr2" draw:text-style-name="P2" draw:layer="layout" svg:width="0.75cm" svg:height="0.75cm" svg:x="37.485cm" svg:y="17.647cm" svg:viewBox="0 0 751 751" svg:d="M751 375c0 69-16 128-51 188-34 60-77 103-137 137-60 35-119 51-188 51s-127-16-187-51c-60-34-103-77-138-137-34-60-50-119-50-188s16-127 50-187c35-60 78-103 138-138 60-34 118-50 187-50s128 16 188 50c60 35 103 78 137 138 35 60 51 118 51 187z">
          <text:p/>
        </draw:path>
        <draw:path draw:style-name="gr2" draw:text-style-name="P2" draw:layer="layout" svg:width="0.75cm" svg:height="0.75cm" svg:x="37.485cm" svg:y="19.964cm" svg:viewBox="0 0 751 751" svg:d="M751 375c0 69-16 128-51 188-34 60-77 103-137 137-60 35-119 51-188 51s-127-16-187-51c-60-34-103-77-138-137-34-60-50-119-50-188s16-127 50-187c35-60 78-103 138-138 60-34 118-50 187-50s128 16 188 50c60 35 103 78 137 138 35 60 51 118 51 187z">
          <text:p/>
        </draw:path>
        <draw:path draw:style-name="gr2" draw:text-style-name="P2" draw:layer="layout" svg:width="0.75cm" svg:height="0.75cm" svg:x="37.485cm" svg:y="22.281cm" svg:viewBox="0 0 751 751" svg:d="M751 375c0 69-16 128-51 188-34 60-77 103-137 137-60 35-119 51-188 51s-127-16-187-51c-60-34-103-77-138-137-34-60-50-119-50-188s16-127 50-187c35-60 78-103 138-138 60-34 118-50 187-50s128 16 188 50c60 35 103 78 137 138 35 60 51 118 51 187z">
          <text:p/>
        </draw:path>
        <draw:path draw:style-name="gr2" draw:text-style-name="P2" draw:layer="layout" svg:width="0.75cm" svg:height="0.75cm" svg:x="42.664cm" svg:y="16.488cm" svg:viewBox="0 0 751 751" svg:d="M751 375c0 69-16 128-51 188-34 60-77 103-137 137-60 35-119 51-188 51s-127-16-187-51c-60-34-103-77-138-137-34-60-50-119-50-188s16-127 50-187c35-60 78-103 138-138 60-34 118-50 187-50s128 16 188 50c60 35 103 78 137 138 35 60 51 118 51 187z">
          <text:p/>
        </draw:path>
        <draw:frame draw:style-name="gr3" draw:text-style-name="P3" draw:layer="layout" svg:width="0.002cm" svg:height="0.937cm" svg:x="30.294cm" svg:y="24.428cm">
          <draw:text-box>
            <text:p/>
          </draw:text-box>
        </draw:frame>
        <draw:frame draw:style-name="gr3" draw:text-style-name="P3" draw:layer="layout" svg:width="0.002cm" svg:height="0.937cm" svg:x="35.474cm" svg:y="24.428cm">
          <draw:text-box>
            <text:p/>
          </draw:text-box>
        </draw:frame>
        <draw:frame draw:style-name="gr3" draw:text-style-name="P3" draw:layer="layout" svg:width="0.002cm" svg:height="0.937cm" svg:x="40.654cm" svg:y="24.428cm">
          <draw:text-box>
            <text:p/>
          </draw:text-box>
        </draw:frame>
        <draw:frame draw:style-name="gr4" draw:text-style-name="P4" draw:layer="layout" svg:width="1.277cm" svg:height="0.962cm" svg:x="30.829cm" svg:y="11.7cm">
          <draw:text-box>
            <text:p>X1</text:p>
          </draw:text-box>
        </draw:frame>
        <draw:frame draw:style-name="gr5" draw:text-style-name="P4" draw:layer="layout" svg:width="1.871cm" svg:height="0.962cm" svg:x="30.829cm" svg:y="14.2cm">
          <draw:text-box>
            <text:p>X2</text:p>
          </draw:text-box>
        </draw:frame>
        <draw:frame draw:style-name="gr4" draw:text-style-name="P4" draw:layer="layout" svg:width="1.277cm" svg:height="0.962cm" svg:x="30.9cm" svg:y="16.5cm">
          <draw:text-box>
            <text:p>X3</text:p>
          </draw:text-box>
        </draw:frame>
        <draw:frame draw:style-name="gr6" draw:text-style-name="P4" draw:layer="layout" svg:width="1.744cm" svg:height="0.962cm" svg:x="30.3cm" svg:y="18.687cm">
          <draw:text-box>
            <text:p><text:s text:c="2"/>X4</text:p>
          </draw:text-box>
        </draw:frame>
        <draw:frame draw:style-name="gr4" draw:text-style-name="P4" draw:layer="layout" svg:width="1.277cm" svg:height="0.962cm" svg:x="31cm" svg:y="20.9cm">
          <draw:text-box>
            <text:p>X5</text:p>
          </draw:text-box>
        </draw:frame>
        <draw:line draw:style-name="gr7" draw:text-style-name="P5" draw:layer="layout" svg:x1="43.4cm" svg:y1="16.9cm" svg:x2="45.6cm" svg:y2="16.9cm">
          <text:p/>
        </draw:line>
        <draw:frame draw:style-name="gr4" draw:text-style-name="P4" draw:layer="layout" svg:width="0.502cm" svg:height="1.187cm" svg:x="34.5cm" svg:y="22.4cm">
          <draw:text-box>
            <text:p/>
          </draw:text-box>
        </draw:frame>
        <draw:frame draw:style-name="gr4" draw:text-style-name="P4" draw:layer="layout" svg:width="1.84cm" svg:height="0.962cm" svg:x="37.3cm" svg:y="23.8cm">
          <draw:text-box>
            <text:p>AND</text:p>
          </draw:text-box>
        </draw:frame>
        <draw:frame draw:style-name="gr4" draw:text-style-name="P4" draw:layer="layout" svg:width="1.455cm" svg:height="0.962cm" svg:x="42.7cm" svg:y="18.5cm">
          <draw:text-box>
            <text:p>OR</text:p>
          </draw:text-box>
        </draw:frame>
        <draw:frame draw:style-name="gr8" draw:text-style-name="P4" draw:layer="layout" svg:width="0.925cm" svg:height="0.962cm" svg:x="46.2cm" svg:y="16.5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7.733cm" fo:page-height="33.5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23T12:36:45.415870920</dc:date>
    <meta:editing-duration>PT7M49S</meta:editing-duration>
    <meta:editing-cycles>1</meta:editing-cycles>
    <meta:generator>LibreOffice/6.0.7.3$Linux_X86_64 LibreOffice_project/00m0$Build-3</meta:generator>
    <meta:document-statistic meta:object-count="61"/>
  </office:meta>
</office:document-meta>
</file>